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14" style:family="paragraph" style:parent-style-name="Titulo">
      <style:text-properties fo:font-variant="normal" fo:text-transform="none"/>
    </style:style>
    <style:style style:name="P15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DejaVu Sans" fo:font-size="10pt" style:font-size-asian="10pt" style:font-size-complex="10pt"/>
    </style:style>
    <style:style style:name="P18" style:family="paragraph" style:parent-style-name="Text_20_body">
      <style:text-properties fo:color="#336633" loext:opacity="100%" fo:font-size="14pt" style:font-size-asian="14pt" style:font-size-complex="14pt"/>
    </style:style>
    <style:style style:name="P19" style:family="paragraph" style:parent-style-name="Text_20_body">
      <style:text-properties fo:font-style="italic" style:font-style-asian="italic" style:font-style-complex="italic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21" style:family="paragraph" style:parent-style-name="Text_20_body">
      <style:text-properties style:font-name="DejaVu Sans Mono" fo:font-size="10.5pt" style:font-size-asian="10.5pt" style:font-size-complex="10.5pt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4" style:family="paragraph" style:parent-style-name="Standard" style:master-page-name="Index">
      <style:paragraph-properties style:page-number="auto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e5398" style:font-size-asian="12pt" style:font-size-complex="12pt"/>
    </style:style>
    <style:style style:name="P27" style:family="paragraph" style:parent-style-name="Standard">
      <style:text-properties style:font-name="Calibri" fo:font-size="12pt" officeooo:paragraph-rsid="001e5398" style:font-size-asian="12pt" style:font-size-complex="12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5398"/>
    </style:style>
    <style:style style:name="P30" style:family="paragraph" style:parent-style-name="Standard" style:master-page-name="First_20_Page">
      <style:paragraph-properties style:page-number="auto"/>
      <style:text-properties officeooo:paragraph-rsid="001e5398"/>
    </style:style>
    <style:style style:name="P31" style:family="paragraph" style:parent-style-name="Standard">
      <style:text-properties officeooo:paragraph-rsid="001e5398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5398" style:font-size-asian="24pt" style:font-weight-asian="bold" style:font-size-complex="24pt" style:font-weight-complex="bold"/>
    </style:style>
    <style:style style:name="P3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5398" style:text-blinking="false" fo:background-color="transparent" loext:padding="0cm" loext:border="none"/>
    </style:style>
    <style:style style:name="P3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fo:font-weight="bold" style:font-name-asian="Webdings" style:font-size-asian="14pt" style:font-weight-asian="bold" style:font-name-complex="Webdings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5398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5398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DejaVu Sans" fo:font-size="10pt" style:font-size-asian="10pt" style:font-size-complex="10pt"/>
    </style:style>
    <style:style style:name="T16" style:family="text">
      <style:text-properties style:text-position="sub 58%" style:font-name="DejaVu Sans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DejaVu Sans" fo:font-size="10pt" style:font-size-asian="10pt" style:font-size-complex="10pt"/>
    </style:style>
    <style:style style:name="T21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17acf7"/>
    </style:style>
    <style:style style:name="T24" style:family="text">
      <style:text-properties officeooo:rsid="00190c37"/>
    </style:style>
    <style:style style:name="T2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6" style:family="text">
      <style:text-properties fo:color="#1155cc" loext:opacity="100%" style:text-underline-style="solid" style:text-underline-width="auto" style:text-underline-color="font-color"/>
    </style:style>
    <style:style style:name="T27" style:family="text">
      <style:text-properties officeooo:rsid="002332ea"/>
    </style:style>
    <style:style style:name="T2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30"/>
      <text:p text:style-name="P31"/>
      <text:p text:style-name="P31"/>
      <text:p text:style-name="P31"/>
      <text:p text:style-name="P32"><text:span text:style-name="T8">Computer Systems – </text:span><text:span text:style-name="T9">Activities answers</text:span><text:span text:style-name="T10"><text:line-break/></text:span><text:span text:style-name="T11">UD 0</text:span><text:span text:style-name="T12">1</text:span><text:span text:style-name="T11">. </text:span><text:span text:style-name="T25"><text:user-field-get text:name="Tema">Information Representation</text:user-field-get></text:span></text:p>
      <text:p text:style-name="P33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4"><text:s/>Sergio García / Alfredo Oltra</text:p>
      <text:p text:style-name="P2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6">s</text:span></text:a></text:p>
      <text:p text:style-name="P29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5">20<text:span text:style-name="T27">22</text:span>/20<text:span text:style-name="T28">2</text:span><text:span text:style-name="T27">3</text:span></text:p>
      <text:p text:style-name="P26"><text:tab/><text:tab/><text:tab/><text:tab/><text:tab/><text:tab/><text:tab/><text:tab/><text:tab/><text:tab/>Versión:<text:date style:data-style-name="N104" text:date-value="2022-06-01T11:45:58.338999934">220601</text:date>.<text:time style:data-style-name="N105" text:time-value="2022-06-01T11:45:58.338999934">1145</text:time></text:p>
      <text:p text:style-name="P27"/>
      <text:p text:style-name="P24"/>
      <text:p text:style-name="P18">Licencia</text:p>
      <text:p text:style-name="Standard"/>
      <text:p text:style-name="P4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8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2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entran para examen</text:p>
      <text:p text:style-name="Text_20_body"/>
      <text:p text:style-name="P22"><text:span text:style-name="T3"> </text:span>Atención. Hace referencia a un tipo de actividad donde los alumnos suelen cometer equivocaciones. </text:p>
      <text:p text:style-name="P22"/>
      <text:p text:style-name="P22"/>
      <text:h text:style-name="Heading_20_1" text:outline-level="1" text:is-list-header="true"/>
      <text:p text:style-name="Standard"/>
      <text:p text:style-name="Standard"/>
      <text:p text:style-name="Standard"/>
      <text:p text:style-name="P25"/>
      <text:p text:style-name="Titulo">UD0<text:user-field-get text:name="NumeroTema">1</text:user-field-get>. <text:user-field-get text:name="Tema">Information Representation</text:user-field-get></text:p>
      <text:p text:style-name="P14">Activities</text:p>
      <text:p text:style-name="Titulo"/>
      <text:p text:style-name="Standard"/>
      <text:p text:style-name="Text_20_body">(1) Convert to decimal the following values:<text:tab/></text:p>
      <text:p text:style-name="Text_20_body"><text:tab/>a) 1001<text:span text:style-name="T14">(2</text:span> <text:s/><text:tab/>b) 110010<text:span text:style-name="T14">(2</text:span><text:tab/>c) 1010<text:span text:style-name="T14">(2</text:span><text:tab/>d) 100101,101<text:span text:style-name="T14">(2</text:span><text:tab/>e) 1011<text:span text:style-name="T14">(2</text:span><text:tab/></text:p>
      <text:p text:style-name="Text_20_body"><text:tab/><text:span text:style-name="T19">a) 9 <text:tab/><text:tab/>b) 50<text:tab/><text:tab/>c) 10<text:tab/><text:tab/>d) 37,625<text:tab/><text:tab/>e) 11<text:tab/></text:span></text:p>
      <text:p text:style-name="Text_20_body"/>
      <text:p text:style-name="Text_20_body">(2) Convert to binary the following values:<text:tab/></text:p>
      <text:p text:style-name="Text_20_body"><text:tab/>a) 8<text:span text:style-name="T14">(10</text:span> <text:tab/><text:tab/>b) 512<text:span text:style-name="T14">(10</text:span><text:tab/><text:tab/>c) 20,625<text:span text:style-name="T14">(10</text:span><text:tab/>d) 255<text:span text:style-name="T14">(10</text:span><text:tab/>e) 3560,75<text:span text:style-name="T14">(10</text:span></text:p>
      <text:p text:style-name="Text_20_body"><text:tab/><text:span text:style-name="T19">a) 1000 <text:tab/>b) 1000000000<text:tab/>c) 10100,101<text:tab/>d) 11111111<text:tab/>e) 110111101000,11<text:tab/></text:span></text:p>
      <text:p text:style-name="Text_20_body"/>
      <text:p text:style-name="Text_20_body">(3) Convert to hex the following values:<text:tab/></text:p>
      <text:p text:style-name="Text_20_body"><text:tab/>a) 100100101<text:span text:style-name="T14">(2</text:span><text:tab/>b) 1000000000<text:span text:style-name="T14">(2</text:span> <text:tab/>c) 1001001<text:span text:style-name="T14">(2</text:span><text:tab/><text:tab/>d) 11111<text:span text:style-name="T14">(2</text:span><text:tab/></text:p>
      <text:p text:style-name="P19"><text:tab/>a) 125<text:tab/><text:tab/><text:tab/>b) 200 <text:tab/><text:tab/><text:tab/>c) 49<text:tab/><text:tab/><text:tab/>d) 1F<text:tab/></text:p>
      <text:p text:style-name="Text_20_body"/>
      <text:p text:style-name="Text_20_body">(4) Convert to binary the following values:<text:tab/></text:p>
      <text:p text:style-name="Text_20_body"><text:tab/>a) <text:s/>5A43<text:span text:style-name="T14">(16</text:span><text:tab/><text:tab/><text:tab/>b) BEA<text:span text:style-name="T14">(16</text:span><text:tab/><text:tab/>c) 23A<text:span text:style-name="T14">(16</text:span> <text:tab/><text:tab/>d) 100<text:span text:style-name="T14">(16</text:span><text:tab/></text:p>
      <text:p text:style-name="P16"><text:span text:style-name="T20"><text:tab/></text:span><text:span text:style-name="T21">a) <text:s/>101101001000011<text:tab/>b) 101111101010<text:tab/>c) 1000111010 <text:tab/>d) 100000000</text:span></text:p>
      <text:p text:style-name="P3"/>
      <text:p text:style-name="P16"><text:span text:style-name="T20"><text:tab/>e) F410</text:span><text:span text:style-name="T15">(16</text:span><text:span text:style-name="T20"><text:tab/><text:line-break/></text:span><text:span text:style-name="T16"><text:tab/></text:span><text:span text:style-name="T21">e) 1111010000010000<text:tab/></text:span></text:p>
      <text:p text:style-name="P5"/>
      <text:p text:style-name="Text_20_body">(5) Convert to octal the following values:<text:tab/></text:p>
      <text:p text:style-name="Text_20_body"><text:tab/>a) 100101<text:span text:style-name="T14">(2</text:span><text:tab/>b) 11101<text:span text:style-name="T14">(2</text:span><text:tab/>c) 110011<text:span text:style-name="T14">(2</text:span><text:tab/>d) 100<text:span text:style-name="T14">(2</text:span><text:tab/><text:tab/>e) 11010101<text:span text:style-name="T14">(2</text:span></text:p>
      <text:p text:style-name="P19"><text:span text:style-name="T14"><text:tab/></text:span>a) 45<text:span text:style-name="T14">(8</text:span> <text:s text:c="3"/><text:tab/>b) 35<text:span text:style-name="T14">(8</text:span> <text:s text:c="2"/><text:tab/>c) 63<text:span text:style-name="T14">(8</text:span> <text:s text:c="2"/><text:tab/>d) <text:s/>4<text:span text:style-name="T14">(8</text:span> <text:s text:c="2"/><text:tab/><text:tab/><text:tab/>e) <text:s/>325<text:span text:style-name="T14">(8</text:span> </text:p>
      <text:p text:style-name="Text_20_body"/>
      <text:p text:style-name="Text_20_body">(6) Convert to binary the following values:<text:tab/></text:p>
      <text:p text:style-name="Text_20_body"><text:tab/>a) 521<text:span text:style-name="T14">(8</text:span><text:tab/><text:tab/>b) 1234<text:span text:style-name="T14">(8</text:span><text:tab/><text:tab/>c) 100<text:span text:style-name="T14">(8</text:span><text:tab/><text:tab/>d) 7543<text:span text:style-name="T14">(8</text:span><text:tab/><text:tab/>e) 111<text:span text:style-name="T14">(8</text:span></text:p>
      <text:p text:style-name="P19"><text:tab/>a) 101010001<text:tab/><text:tab/>b) 1010011100<text:tab/>c) 1000000<text:tab/>d) 111101100011<text:tab/>e) 1001001</text:p>
      <text:p text:style-name="P19"/>
      <text:p text:style-name="P19"/>
      <text:p text:style-name="P19"/>
      <text:p text:style-name="P19"/>
      <text:p text:style-name="Text_20_body"><text:soft-page-break/>(7) Convert to decimal the following values:<text:tab/></text:p>
      <text:p text:style-name="Text_20_body"><text:tab/>a) F2A3<text:span text:style-name="T14">(16</text:span><text:tab/>b) 4227<text:span text:style-name="T14">(16</text:span><text:tab/>c) 4227<text:span text:style-name="T14">(8</text:span><text:tab/>d) AAFF<text:span text:style-name="T14">(16</text:span><text:tab/></text:p>
      <text:p text:style-name="Text_20_body"><text:tab/><text:span text:style-name="T19"> a) 62115<text:tab/>b) 16935<text:tab/>c) 2199<text:tab/>d) 43775</text:span></text:p>
      <text:p text:style-name="P19"><text:tab/></text:p>
      <text:p text:style-name="Text_20_body">(8) Convert to hex the following values:<text:tab/></text:p>
      <text:p text:style-name="Text_20_body"><text:tab/>a) 16<text:span text:style-name="T14">(10</text:span><text:tab/><text:tab/>b) 427<text:span text:style-name="T14">(10</text:span><text:tab/>c) 255<text:span text:style-name="T14">(10</text:span><text:tab/>d) 534<text:span text:style-name="T14">(10</text:span></text:p>
      <text:p text:style-name="P17"><text:tab/><text:span text:style-name="T19">a) 10</text:span><text:span text:style-name="T17"><text:tab/></text:span><text:span text:style-name="T19"><text:tab/>b) 1AB</text:span><text:span text:style-name="T17"><text:tab/></text:span><text:span text:style-name="T19"><text:tab/>c) FF</text:span><text:span text:style-name="T17"><text:tab/></text:span><text:span text:style-name="T19"><text:tab/>d) 216</text:span><text:span text:style-name="T17"><text:tab/></text:span></text:p>
      <text:p text:style-name="Text_20_body"/>
      <text:p text:style-name="Text_20_body">(9) Convert to octal the following values:<text:tab/></text:p>
      <text:p text:style-name="Text_20_body"><text:tab/>a) 16<text:span text:style-name="T14">(10</text:span><text:tab/><text:tab/>b) 427<text:span text:style-name="T14">(10<text:tab/></text:span>c) 255<text:span text:style-name="T14">(10</text:span><text:tab/>d) 534<text:span text:style-name="T14">(10</text:span></text:p>
      <text:p text:style-name="Text_20_body"><text:tab/> <text:span text:style-name="T19">a) 20<text:tab/><text:tab/>b) 653<text:tab/><text:tab/>c) 377<text:tab/><text:tab/>d) 1026<text:tab/></text:span></text:p>
      <text:p text:style-name="Text_20_body"/>
      <text:p text:style-name="Text_20_body">(10) Add the numbers 45 + 31 in binary code. Check the result by performing the conversion to decimal.</text:p>
      <text:p text:style-name="Text_20_body"><text:tab/><text:span text:style-name="T19">1001100</text:span></text:p>
      <text:p text:style-name="Text_20_body"/>
      <text:p text:style-name="Text_20_body">(11) <text:span text:style-name="T3"> </text:span>Subtract the numbers 80 – 46 in binary code. Check the result by performing the conversion to decimal.</text:p>
      <text:p text:style-name="P22"><text:tab/><text:span text:style-name="T19">100010</text:span></text:p>
      <text:p text:style-name="P22"/>
      <text:p text:style-name="Text_20_body">(12) Substract the numbers 109 – 23 in binary code. Check the result by performing the conversion to decimal.</text:p>
      <text:p text:style-name="Text_20_body"><text:tab/><text:span text:style-name="T19">1010110</text:span></text:p>
      <text:p text:style-name="Text_20_body"/>
      <text:p text:style-name="Text_20_body">(13) Multiply the numbers 30 * 6 in binary code. Check the result by performing the conversion to decimal.</text:p>
      <text:p text:style-name="Text_20_body"><text:tab/><text:span text:style-name="T19">10110100<text:tab/></text:span></text:p>
      <text:p text:style-name="Text_20_body"/>
      <text:p text:style-name="Text_20_body">(14) What is the negative representation of 58 in binary code? Give the result in sign and magnitude, 1's complement, 2's complement and Excess-K with K = 2<text:span text:style-name="T18">n-1</text:span> , all for a value of 8-bit word.</text:p>
      <text:p text:style-name="P20"><text:tab/>a) 10111010<text:tab/><text:tab/>b) 11000101<text:tab/><text:tab/>c) 11000110 <text:tab/><text:tab/>d) 01000110</text:p>
      <text:p text:style-name="P22"/>
      <text:p text:style-name="P22"><text:s text:c="2"/>(15) What is the decimal value of 10101010 if it is represented using Excess-K with K = 2<text:span text:style-name="T18">n-1</text:span>? <text:tab/></text:p>
      <text:p text:style-name="P20"><text:tab/>42</text:p>
      <text:p text:style-name="Text_20_body"><text:soft-page-break/>(16) Perform the following logical operations: <text:tab/></text:p>
      <text:p text:style-name="Text_20_body"><text:tab/>a) <text:s/>NOT (10001001 OR <text:s/>10111001)<text:tab/><text:tab/><text:tab/>b) 11011011 XOR <text:s/>10111001 <text:tab/></text:p>
      <text:p text:style-name="Text_20_body"><text:tab/>c) <text:s/>00000111 AND 11111111<text:tab/><text:tab/><text:tab/><text:tab/>d) 00000111 XOR 11111111</text:p>
      <text:p text:style-name="P20"><text:tab/>a) 01000110<text:tab/><text:tab/>b) 1100010<text:tab/>c) 00000111<text:tab/>d) 11111000</text:p>
      <text:p text:style-name="P22"/>
      <text:p text:style-name="Text_20_body">(17) <text:span text:style-name="T3"> </text:span>How many bits I need to represent the number 62?</text:p>
      <text:p text:style-name="P19"><text:tab/>6</text:p>
      <text:p text:style-name="Text_20_body"/>
      <text:p text:style-name="Text_20_body">(18) <text:span text:style-name="T3"> </text:span>With a 12 bits binary number, how many numbers can we represent?</text:p>
      <text:p text:style-name="Text_20_body"><text:tab/><text:span text:style-name="T19">4096</text:span></text:p>
      <text:p text:style-name="P19"/>
      <text:p text:style-name="Text_20_body">(19) What is UNICODE? How many bits use it to encode? </text:p>
      <text:p text:style-name="Text_20_body">You can find information about this question in:</text:p>
      <text:p text:style-name="Text_20_body"><text:tab/>http://www.unicode.org/standard/translations/spanish.html<text:tab/></text:p>
      <text:p text:style-name="Text_20_body"><text:tab/>http://informaticamejoras.blogspot.com.es/2009/11/unicode.html</text:p>
      <text:p text:style-name="Text_20_body"/>
      <text:p text:style-name="Text_20_body">(20) Encode in decimal, octal and hex the phrase “Sistemas de representación” using the ASCII</text:p>
      <text:p text:style-name="Text_20_body">DEC: 83 <text:s/>105 <text:s text:c="2"/>115 <text:s text:c="2"/>116 <text:s/>101 109 <text:s/>97 <text:s/>115 <text:s/>32 100 <text:s/>101 <text:s/>32 <text:s/>114 <text:s/>101 <text:s/>112 <text:s/>114 <text:s text:c="2"/>101 115 <text:s/>101 <text:s/>110 <text:s/>116 <text:s/>97 <text:s/>99 <text:s/>105 <text:s/>162 <text:s/>110</text:p>
      <text:p text:style-name="Text_20_body">HEX: 53 <text:s/>69 <text:s/>73 <text:s text:c="2"/>74 <text:s/>65 <text:s/>6D <text:s/>61 <text:s/>73 <text:s/>20 <text:s/>64 <text:s/>65 <text:s/>20 <text:s/>72 <text:s text:c="2"/>65 <text:s/>70 <text:s text:c="3"/>72 <text:s text:c="2"/>65 <text:s text:c="2"/>73 <text:s/>65 <text:s/>6E 74 <text:s/>61 <text:s/>63 <text:s/>69 A2 <text:s/>6E</text:p>
      <text:p text:style-name="Text_20_body">OCT: 123 <text:s/>151 <text:s/>163 164 <text:s/>145 <text:s/>155 <text:s/>141 163 <text:s/>40 <text:s/>144 <text:s/>145 <text:s/>40 <text:s/>162 <text:s/>145 <text:s/>160 <text:s text:c="2"/>162 <text:s/>145 <text:s/>163 145 <text:s/>156 <text:s/>164 <text:s/>141 <text:s/>143 <text:s/>151 <text:s/>242 <text:s/>156</text:p>
      <text:p text:style-name="Text_20_body"/>
      <text:p text:style-name="Text_20_body">(21) <text:span text:style-name="T3"> </text:span>What is the decimal value of C19E0000? The number is represented using 32 bits IEEE754</text:p>
      <text:p text:style-name="P20"><text:tab/>-19.75</text:p>
      <text:p text:style-name="Text_20_body"/>
      <text:p text:style-name="Text_20_body"/>
      <text:p text:style-name="Text_20_body"/>
      <text:p text:style-name="Text_20_body"/>
      <text:p text:style-name="Text_20_body">(22) Perform the following conversions: <text:tab/></text:p>
      <text:p text:style-name="Text_20_body">a) 34 TB → MB<text:tab/>b) 1200 GB → EB<text:tab/>c) <text:span text:style-name="T3"> </text:span>100 Mb → kB<text:tab/>d) <text:s/><text:span text:style-name="T3"> </text:span>6Mb/s → GB/week</text:p>
      <text:p text:style-name="P22"><text:s/><text:span text:style-name="T19"><text:s/>a) 34000000 MB<text:tab/>b) 0,0000012 EB<text:tab/>c) 12500 Mb → kB<text:tab/>d) 453,6 GB/Week<text:tab/></text:span></text:p>
      <text:p text:style-name="P22"><text:soft-page-break/></text:p>
      <text:p text:style-name="Text_20_body">(23) <text:span text:style-name="T4"></text:span> Divide the numbers 105/5 in binary code. Check the result by performing the conversion to decimal.</text:p>
      <text:p text:style-name="P21">105: 1101001 <text:s text:c="8"/>1101001 <text:s text:c="4"/>|<text:span text:style-name="T22">101</text:span></text:p>
      <text:p text:style-name="P21">5: <text:s text:c="2"/>101 <text:s text:c="12"/>101 <text:s text:c="9"/>10101 <text:s text:c="3"/>= 21</text:p>
      <text:p text:style-name="P21"><text:s/><text:tab/><text:tab/> <text:s text:c="10"/>00110 <text:s text:c="6"/></text:p>
      <text:p text:style-name="P21"><text:s/><text:tab/><text:tab/> <text:s text:c="12"/>101</text:p>
      <text:p text:style-name="P21"><text:s/><text:tab/><text:tab/> <text:s text:c="12"/>00101</text:p>
      <text:p text:style-name="P21"><text:s text:c="3"/><text:tab/><text:tab/> <text:s text:c="14"/>101<text:tab/><text:tab/></text:p>
      <text:p text:style-name="P21"><text:tab/><text:tab/><text:tab/><text:tab/> <text:s text:c="3"/>0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</text:user-field-get></text:span><text:span text:style-name="MT1">.</text:span><text:span text:style-name="MT1"><text:page-number text:select-page="current">6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21H17M37S</meta:editing-duration>
    <meta:editing-cycles>24</meta:editing-cycles>
    <meta:generator>LibreOffice/7.3.2.2$Windows_X86_64 LibreOffice_project/49f2b1bff42cfccbd8f788c8dc32c1c309559be0</meta:generator>
    <dc:title>Plantilla CEED</dc:title>
    <meta:initial-creator>Alfredo Oltra Orengo</meta:initial-creator>
    <dc:date>2022-06-01T11:45:58.169000000</dc:date>
    <meta:document-statistic meta:table-count="0" meta:image-count="2" meta:object-count="0" meta:page-count="6" meta:paragraph-count="91" meta:word-count="795" meta:character-count="4842" meta:non-whitespace-character-count="3765"/>
  </office:meta>
</office:document-meta>
</file>